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4.604cm"/>
    </style:style>
    <style:style style:name="co5" style:family="table-column">
      <style:table-column-properties fo:break-before="auto" style:column-width="4.0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>
            <text:p>Avg. unoptimized</text:p>
          </table:table-cell>
          <table:table-cell office:value-type="string">
            <text:p>Max unoptimized</text:p>
          </table:table-cell>
          <table:table-cell office:value-type="string">
            <text:p>Avg optimized</text:p>
          </table:table-cell>
          <table:table-cell office:value-type="string">
            <text:p>Max optimized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156">
            <text:p>9156</text:p>
          </table:table-cell>
          <table:table-cell office:value-type="float" office:value="13121">
            <text:p>13121</text:p>
          </table:table-cell>
          <table:table-cell office:value-type="float" office:value="6425">
            <text:p>6425</text:p>
          </table:table-cell>
          <table:table-cell office:value-type="float" office:value="10495">
            <text:p>1049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0584">
            <text:p>10584</text:p>
          </table:table-cell>
          <table:table-cell office:value-type="float" office:value="17836">
            <text:p>17836</text:p>
          </table:table-cell>
          <table:table-cell office:value-type="float" office:value="7435">
            <text:p>7435</text:p>
          </table:table-cell>
          <table:table-cell office:value-type="float" office:value="13367">
            <text:p>13367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10700">
            <text:p>10700</text:p>
          </table:table-cell>
          <table:table-cell office:value-type="float" office:value="19164">
            <text:p>19164</text:p>
          </table:table-cell>
          <table:table-cell office:value-type="float" office:value="7522">
            <text:p>7522</text:p>
          </table:table-cell>
          <table:table-cell office:value-type="float" office:value="14224">
            <text:p>14224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0841">
            <text:p>10841</text:p>
          </table:table-cell>
          <table:table-cell office:value-type="float" office:value="19861">
            <text:p>19861</text:p>
          </table:table-cell>
          <table:table-cell office:value-type="float" office:value="7620">
            <text:p>7620</text:p>
          </table:table-cell>
          <table:table-cell office:value-type="float" office:value="14707">
            <text:p>14707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782">
            <text:p>10782</text:p>
          </table:table-cell>
          <table:table-cell office:value-type="float" office:value="20087">
            <text:p>20087</text:p>
          </table:table-cell>
          <table:table-cell office:value-type="float" office:value="7607">
            <text:p>7607</text:p>
          </table:table-cell>
          <table:table-cell office:value-type="float" office:value="14832">
            <text:p>14832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0856">
            <text:p>10856</text:p>
          </table:table-cell>
          <table:table-cell office:value-type="float" office:value="20464">
            <text:p>20464</text:p>
          </table:table-cell>
          <table:table-cell office:value-type="float" office:value="7663">
            <text:p>7663</text:p>
          </table:table-cell>
          <table:table-cell office:value-type="float" office:value="15211">
            <text:p>15211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0987">
            <text:p>10987</text:p>
          </table:table-cell>
          <table:table-cell office:value-type="float" office:value="21346">
            <text:p>21346</text:p>
          </table:table-cell>
          <table:table-cell office:value-type="float" office:value="7746">
            <text:p>7746</text:p>
          </table:table-cell>
          <table:table-cell office:value-type="float" office:value="15731">
            <text:p>15731</text:p>
          </table:table-cell>
        </table:table-row>
        <table:table-row table:style-name="ro1">
          <table:table-cell table:number-columns-repeated="2"/>
          <table:table-cell office:value-type="string">
            <text:p>Avg. unoptimized</text:p>
          </table:table-cell>
          <table:table-cell office:value-type="string">
            <text:p>Max unoptimized</text:p>
          </table:table-cell>
          <table:table-cell office:value-type="string">
            <text:p>Avg optimized</text:p>
          </table:table-cell>
          <table:table-cell office:value-type="string">
            <text:p>Max optimized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ooc:=[.C2]*2" office:value-type="float" office:value="18312">
            <text:p>18312</text:p>
          </table:table-cell>
          <table:table-cell table:formula="oooc:=[.D2]*2" office:value-type="float" office:value="26242">
            <text:p>26242</text:p>
          </table:table-cell>
          <table:table-cell table:formula="oooc:=[.E2]*2" office:value-type="float" office:value="12850">
            <text:p>12850</text:p>
          </table:table-cell>
          <table:table-cell table:formula="oooc:=[.F2]*2" office:value-type="float" office:value="20990">
            <text:p>2099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ooc:=[.C3]*2" office:value-type="float" office:value="21168">
            <text:p>21168</text:p>
          </table:table-cell>
          <table:table-cell table:formula="oooc:=[.D3]*2" office:value-type="float" office:value="35672">
            <text:p>35672</text:p>
          </table:table-cell>
          <table:table-cell table:formula="oooc:=[.E3]*2" office:value-type="float" office:value="14870">
            <text:p>14870</text:p>
          </table:table-cell>
          <table:table-cell table:formula="oooc:=[.F3]*2" office:value-type="float" office:value="26734">
            <text:p>26734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ooc:=[.C4]*2" office:value-type="float" office:value="21400">
            <text:p>21400</text:p>
          </table:table-cell>
          <table:table-cell table:formula="oooc:=[.D4]*2" office:value-type="float" office:value="38328">
            <text:p>38328</text:p>
          </table:table-cell>
          <table:table-cell table:formula="oooc:=[.E4]*2" office:value-type="float" office:value="15044">
            <text:p>15044</text:p>
          </table:table-cell>
          <table:table-cell table:formula="oooc:=[.F4]*2" office:value-type="float" office:value="28448">
            <text:p>2844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ooc:=[.C5]*2" office:value-type="float" office:value="21682">
            <text:p>21682</text:p>
          </table:table-cell>
          <table:table-cell table:formula="oooc:=[.D5]*2" office:value-type="float" office:value="39722">
            <text:p>39722</text:p>
          </table:table-cell>
          <table:table-cell table:formula="oooc:=[.E5]*2" office:value-type="float" office:value="15240">
            <text:p>15240</text:p>
          </table:table-cell>
          <table:table-cell table:formula="oooc:=[.F5]*2" office:value-type="float" office:value="29414">
            <text:p>29414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ooc:=[.C6]*2" office:value-type="float" office:value="21564">
            <text:p>21564</text:p>
          </table:table-cell>
          <table:table-cell table:formula="oooc:=[.D6]*2" office:value-type="float" office:value="40174">
            <text:p>40174</text:p>
          </table:table-cell>
          <table:table-cell table:formula="oooc:=[.E6]*2" office:value-type="float" office:value="15214">
            <text:p>15214</text:p>
          </table:table-cell>
          <table:table-cell table:formula="oooc:=[.F6]*2" office:value-type="float" office:value="29664">
            <text:p>29664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ooc:=[.C7]*2" office:value-type="float" office:value="21712">
            <text:p>21712</text:p>
          </table:table-cell>
          <table:table-cell table:formula="oooc:=[.D7]*2" office:value-type="float" office:value="40928">
            <text:p>40928</text:p>
          </table:table-cell>
          <table:table-cell table:formula="oooc:=[.E7]*2" office:value-type="float" office:value="15326">
            <text:p>15326</text:p>
          </table:table-cell>
          <table:table-cell table:formula="oooc:=[.F7]*2" office:value-type="float" office:value="30422">
            <text:p>30422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ooc:=[.C8]*2" office:value-type="float" office:value="21974">
            <text:p>21974</text:p>
          </table:table-cell>
          <table:table-cell table:formula="oooc:=[.D8]*2" office:value-type="float" office:value="42692">
            <text:p>42692</text:p>
          </table:table-cell>
          <table:table-cell table:formula="oooc:=[.E8]*2" office:value-type="float" office:value="15492">
            <text:p>15492</text:p>
          </table:table-cell>
          <table:table-cell table:formula="oooc:=[.F8]*2" office:value-type="float" office:value="31462">
            <text:p>3146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>
            <draw:frame table:end-cell-address="Sheet1.L62" table:end-x="1.859cm" table:end-y="0.16cm" draw:z-index="0" svg:width="29.856cm" svg:height="19.287cm" svg:x="1.088cm" svg:y="0.292cm">
              <draw:object draw:notify-on-update-of-ranges="Sheet1.B9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6">16/01/2006</text:date>, <text:time>15:0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16T14:06:47</meta:creation-date>
    <dc:date>2006-01-16T15:02:50</dc:date>
    <dc:language>en-US</dc:language>
    <meta:editing-cycles>4</meta:editing-cycles>
    <meta:editing-duration>PT56M10S</meta:editing-duration>
    <meta:user-defined meta:name="Info 1"/>
    <meta:user-defined meta:name="Info 2"/>
    <meta:user-defined meta:name="Info 3"/>
    <meta:user-defined meta:name="Info 4"/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11.8000001907349pt" style:font-family-asian="'Lucida Sans Unicode'" style:font-pitch-asian="variable" style:font-size-asian="11.8000001907349pt" style:font-family-complex="Tahoma" style:font-pitch-complex="variable" style:font-size-complex="11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1999998092651pt" style:font-family-asian="'Lucida Sans Unicode'" style:font-pitch-asian="variable" style:font-size-asian="14.1999998092651pt" style:font-family-complex="Tahoma" style:font-pitch-complex="variable" style:font-size-complex="14.1999998092651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20.6000003814697pt" style:font-family-asian="'Lucida Sans Unicode'" style:font-pitch-asian="variable" style:font-size-asian="20.6000003814697pt" style:font-family-complex="Tahoma" style:font-pitch-complex="variable" style:font-size-complex="20.6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5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rial" style:font-family-generic="swiss" style:font-pitch="variable" fo:font-size="14.1999998092651pt" style:font-family-asian="'Lucida Sans Unicode'" style:font-pitch-asian="variable" style:font-size-asian="14.1999998092651pt" style:font-family-complex="Tahoma" style:font-pitch-complex="variable" style:font-size-complex="14.1999998092651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11.8000001907349pt" style:font-family-asian="'Lucida Sans Unicode'" style:font-pitch-asian="variable" style:font-size-asian="11.8000001907349pt" style:font-family-complex="Tahoma" style:font-pitch-complex="variable" style:font-size-complex="11.8000001907349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11.8000001907349pt" style:font-family-asian="'Lucida Sans Unicode'" style:font-pitch-asian="variable" style:font-size-asian="11.8000001907349pt" style:font-family-complex="Tahoma" style:font-pitch-complex="variable" style:font-size-complex="11.8000001907349pt"/>
    </style:style>
    <style:style style:name="ch9" style:family="chart">
      <style:graphic-properties svg:stroke-color="#ffffcc" draw:fill-color="#ffffcc"/>
      <style:text-properties fo:font-family="Arial" style:font-family-generic="swiss" style:font-pitch="variable" fo:font-size="11.8000001907349pt" style:font-family-asian="'Lucida Sans Unicode'" style:font-pitch-asian="variable" style:font-size-asian="11.8000001907349pt" style:font-family-complex="Tahoma" style:font-pitch-complex="variable" style:font-size-complex="11.8000001907349pt"/>
    </style:style>
    <style:style style:name="ch10" style:family="chart">
      <style:graphic-properties svg:stroke-color="#ccffff" draw:fill-color="#ccffff"/>
      <style:text-properties fo:font-family="Arial" style:font-family-generic="swiss" style:font-pitch="variable" fo:font-size="11.8000001907349pt" style:font-family-asian="'Lucida Sans Unicode'" style:font-pitch-asian="variable" style:font-size-asian="11.8000001907349pt" style:font-family-complex="Tahoma" style:font-pitch-complex="variable" style:font-size-complex="11.8000001907349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29.857cm" svg:height="19.288cm" chart:class="chart:line" chart:style-name="ch1">
        <chart:legend chart:legend-position="end" svg:x="18.28cm" svg:y="12.619cm" chart:style-name="ch2"/>
        <chart:plot-area chart:style-name="ch3" table:cell-range-address="Sheet1.$B$9:.$F$16" chart:data-source-has-labels="both" chart:table-number-list="0" svg:x="0.419cm" svg:y="0.596cm" svg:width="22.943cm" svg:height="18.22cm">
          <chart:axis chart:dimension="x" chart:name="primary-x" chart:style-name="ch4">
            <chart:title svg:x="11.166cm" svg:y="18cm" chart:style-name="ch5">
              <text:p>Clients (total)</text:p>
            </chart:title>
            <chart:categories table:cell-range-address="local-table.A2:.A8"/>
          </chart:axis>
          <chart:axis chart:dimension="y" chart:name="primary-y" chart:style-name="ch6">
            <chart:title svg:x="0.419cm" svg:y="13.61cm" chart:style-name="ch5">
              <text:p>Bandwidth per client (Bytes/s)</text:p>
            </chart:title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unoptimized</text:p>
              </table:table-cell>
              <table:table-cell office:value-type="string">
                <text:p>Max unoptimized</text:p>
              </table:table-cell>
              <table:table-cell office:value-type="string">
                <text:p>Avg optimized</text:p>
              </table:table-cell>
              <table:table-cell office:value-type="string">
                <text:p>Max optimized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18312">
                <text:p>18312</text:p>
              </table:table-cell>
              <table:table-cell office:value-type="float" office:value="26242">
                <text:p>26242</text:p>
              </table:table-cell>
              <table:table-cell office:value-type="float" office:value="12850">
                <text:p>12850</text:p>
              </table:table-cell>
              <table:table-cell office:value-type="float" office:value="20990">
                <text:p>209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68">
                <text:p>21168</text:p>
              </table:table-cell>
              <table:table-cell office:value-type="float" office:value="35672">
                <text:p>35672</text:p>
              </table:table-cell>
              <table:table-cell office:value-type="float" office:value="14870">
                <text:p>14870</text:p>
              </table:table-cell>
              <table:table-cell office:value-type="float" office:value="26734">
                <text:p>267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400">
                <text:p>21400</text:p>
              </table:table-cell>
              <table:table-cell office:value-type="float" office:value="38328">
                <text:p>38328</text:p>
              </table:table-cell>
              <table:table-cell office:value-type="float" office:value="15044">
                <text:p>15044</text:p>
              </table:table-cell>
              <table:table-cell office:value-type="float" office:value="28448">
                <text:p>28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682">
                <text:p>21682</text:p>
              </table:table-cell>
              <table:table-cell office:value-type="float" office:value="39722">
                <text:p>39722</text:p>
              </table:table-cell>
              <table:table-cell office:value-type="float" office:value="15240">
                <text:p>15240</text:p>
              </table:table-cell>
              <table:table-cell office:value-type="float" office:value="29414">
                <text:p>294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564">
                <text:p>21564</text:p>
              </table:table-cell>
              <table:table-cell office:value-type="float" office:value="40174">
                <text:p>40174</text:p>
              </table:table-cell>
              <table:table-cell office:value-type="float" office:value="15214">
                <text:p>15214</text:p>
              </table:table-cell>
              <table:table-cell office:value-type="float" office:value="29664">
                <text:p>296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712">
                <text:p>21712</text:p>
              </table:table-cell>
              <table:table-cell office:value-type="float" office:value="40928">
                <text:p>40928</text:p>
              </table:table-cell>
              <table:table-cell office:value-type="float" office:value="15326">
                <text:p>15326</text:p>
              </table:table-cell>
              <table:table-cell office:value-type="float" office:value="30422">
                <text:p>304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974">
                <text:p>21974</text:p>
              </table:table-cell>
              <table:table-cell office:value-type="float" office:value="42692">
                <text:p>42692</text:p>
              </table:table-cell>
              <table:table-cell office:value-type="float" office:value="15492">
                <text:p>15492</text:p>
              </table:table-cell>
              <table:table-cell office:value-type="float" office:value="31462">
                <text:p>3146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